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3" style:family="graphic" style:parent-style-name="objectwithoutfill">
      <style:graphic-properties draw:fill="none" draw:fill-color="#ffffff" draw:textarea-horizontal-align="center" draw:textarea-vertical-align="middle" draw:shadow="hidden"/>
    </style:style>
    <style:style style:name="gr4" style:family="graphic">
      <style:graphic-properties draw:stroke="none" draw:fill="none" draw:fill-color="#ffffff" fo:min-height="4.999cm"/>
    </style:style>
    <style:style style:name="co1" style:family="table-column">
      <style:table-column-properties style:column-width="1.594cm" style:use-optimal-column-width="false"/>
    </style:style>
    <style:style style:name="co2" style:family="table-column">
      <style:table-column-properties style:column-width="1.571cm" style:use-optimal-column-width="false"/>
    </style:style>
    <style:style style:name="co3" style:family="table-column">
      <style:table-column-properties style:column-width="1.56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co5" style:family="table-column">
      <style:table-column-properties style:column-width="2.823cm" style:use-optimal-column-width="false"/>
    </style:style>
    <style:style style:name="co6" style:family="table-column">
      <style:table-column-properties style:column-width="1.776cm" style:use-optimal-column-width="false"/>
    </style:style>
    <style:style style:name="ro1" style:family="table-row">
      <style:table-row-properties style:row-height="1.5cm"/>
    </style:style>
    <style:style style:name="ro2" style:family="table-row">
      <style:table-row-properties style:row-height="1.3cm"/>
    </style:style>
    <style:style style:name="ro3" style:family="table-row">
      <style:table-row-properties style:row-height="1.39cm"/>
    </style:style>
    <style:style style:name="ro4" style:family="table-row">
      <style:table-row-properties style:row-height="1.855cm"/>
    </style:style>
    <style:style style:name="ce1" style:family="table-cell">
      <style:graphic-properties draw:fill="solid" draw:fill-color="#ffffff" style:repeat="repeat"/>
      <style:paragraph-properties fo:border="none"/>
      <style:text-properties fo:font-size="9pt" style:font-size-asian="9pt" style:font-size-complex="9pt"/>
    </style:style>
    <style:style style:name="ce2" style:family="table-cell">
      <style:graphic-properties draw:fill="solid" draw:fill-color="#ffffff" style:repeat="repeat"/>
      <style:paragraph-properties fo:border="none"/>
      <style:text-properties fo:font-size="11pt" style:font-size-asian="11pt" style:font-size-complex="11pt"/>
    </style:style>
    <style:style style:name="ce3" style:family="table-cell">
      <style:graphic-properties draw:fill="solid" draw:fill-color="#ffffff" style:repeat="repeat"/>
      <style:paragraph-properties fo:border="none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2cm" svg:x="1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cm" svg:y="5cm"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cm" svg:y="22cm">
          <text:p text:style-name="P1">Po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cm" svg:y="17.5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cm" svg:y="9cm">
          <text:p text:style-name="P1">Categories</text:p>
          <draw:enhanced-geometry svg:viewBox="0 0 21600 21600" draw:type="rectangle" draw:enhanced-path="M 0 0 L 21600 0 21600 21600 0 21600 0 0 Z N"/>
        </draw:custom-shape>
        <draw:frame draw:style-name="standard" draw:layer="layout" svg:width="18.932cm" svg:height="1.499cm" svg:x="1.067cm" svg:y="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id (P)</text:p>
              </table:table-cell>
              <table:table-cell>
                <text:p text:style-name="P2">username</text:p>
              </table:table-cell>
              <table:table-cell>
                <text:p text:style-name="P2">email</text:p>
              </table:table-cell>
              <table:table-cell>
                <text:p text:style-name="P2">password</text:p>
              </table:table-cell>
              <table:table-cell>
                <text:p text:style-name="P2">avatar</text:p>
              </table:table-cell>
              <table:table-cell>
                <text:p text:style-name="P2">signature</text:p>
              </table:table-cell>
              <table:table-cell>
                <text:p text:style-name="P2"><text:span text:style-name="T1">first_name</text:span></text:p>
              </table:table-cell>
              <table:table-cell>
                <text:p text:style-name="P2">last_name</text:p>
              </table:table-cell>
              <table:table-cell>
                <text:p text:style-name="P2">location</text:p>
              </table:table-cell>
              <table:table-cell>
                <text:p text:style-name="P2">registered</text:p>
              </table:table-cell>
              <table:table-cell>
                <text:p text:style-name="P2">last_active</text:p>
              </table:table-cell>
              <table:table-cell>
                <text:p text:style-name="P2">Group (s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299cm" svg:x="1.188cm" svg:y="7.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3">Id (p)</text:p>
              </table:table-cell>
              <table:table-cell>
                <text:p text:style-name="P3">name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879cm" svg:height="1.389cm" svg:x="1.12cm" svg:y="11.1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3" table:default-cell-style-name="ce3">
              <table:table-cell>
                <text:p text:style-name="P4">Id (p)</text:p>
              </table:table-cell>
              <table:table-cell>
                <text:p text:style-name="P4">name</text:p>
              </table:table-cell>
              <table:table-cell>
                <text:p text:style-name="P4">Description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5cm" svg:height="2cm" svg:x="1cm" svg:y="13cm">
          <text:p text:style-name="P1">Permissions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854cm" svg:x="1.202cm" svg:y="15.14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4">category (P)</text:p>
              </table:table-cell>
              <table:table-cell>
                <text:p text:style-name="P4">group (p)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1.854cm" svg:x="1.384cm" svg:y="19.6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4"><text:span text:style-name="T2">id (P)</text:span></text:p>
              </table:table-cell>
              <table:table-cell>
                <text:p text:style-name="P4">name</text:p>
              </table:table-cell>
              <table:table-cell>
                <text:p text:style-name="P4">views</text:p>
              </table:table-cell>
              <table:table-cell>
                <text:p text:style-name="P4">time_created</text:p>
              </table:table-cell>
              <table:table-cell>
                <text:p text:style-name="P4">Creator (s)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1.854cm" svg:x="1.096cm" svg:y="24.11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4"><text:span text:style-name="T2">id (P)</text:span></text:p>
              </table:table-cell>
              <table:table-cell>
                <text:p text:style-name="P4">text</text:p>
              </table:table-cell>
              <table:table-cell>
                <text:p text:style-name="P4">time_crerated</text:p>
              </table:table-cell>
              <table:table-cell>
                <text:p text:style-name="P4">time_last_edited</text:p>
              </table:table-cell>
              <table:table-cell>
                <text:p text:style-name="P4">Creator (s)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2" draw:style-name="dp1" draw:master-page-name="Standard">
        <draw:custom-shape draw:style-name="gr1" draw:text-style-name="P1" draw:id="id1" draw:layer="layout" svg:width="3.5cm" svg:height="2cm" svg:x="1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5cm" svg:height="2cm" svg:x="1cm" svg:y="5cm"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cm" svg:height="2cm" svg:x="7.5cm" svg:y="1cm">
          <text:p text:style-name="P1">Post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5cm" svg:height="2cm" svg:x="13.5cm" svg:y="1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5cm" svg:height="2cm" svg:x="13.5cm" svg:y="5cm">
          <text:p text:style-name="P1">Catego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75cm" svg:y1="3cm" svg:x2="2.75cm" svg:y2="5cm" draw:start-shape="id1" draw:start-glue-point="2" draw:end-shape="id2" draw:end-glue-point="0" svg:d="m2750 3000v2000">
          <text:p/>
        </draw:connector>
        <draw:path draw:style-name="gr3" draw:text-style-name="P1" draw:layer="layout" svg:width="1.215cm" svg:height="0.322cm" draw:transform="rotate (-1.10706234453979) translate (2.28309357277453cm 2.93542199982337cm)" svg:viewBox="0 0 1216 323" svg:d="m0-1135 422-31 453-98 341-194">
          <text:p/>
        </draw:path>
        <draw:path draw:style-name="gr3" draw:text-style-name="P1" draw:layer="layout" svg:width="1.268cm" svg:height="0.491cm" draw:transform="rotate (-1.93033415270536) translate (3.589cm 3.008cm)" svg:viewBox="0 0 1269 492" svg:d="m0-8836c417 40 890 65 1196 403l73 89">
          <text:p/>
        </draw:path>
        <draw:connector draw:style-name="gr2" draw:text-style-name="P1" draw:layer="layout" svg:x1="4.5cm" svg:y1="2cm" svg:x2="7.5cm" svg:y2="2cm" draw:start-shape="id1" draw:start-glue-point="1" draw:end-shape="id3" draw:end-glue-point="3" svg:d="m4500 2000h3000">
          <text:p/>
        </draw:connector>
        <draw:path draw:style-name="gr3" draw:text-style-name="P1" draw:layer="layout" svg:width="0.878cm" svg:height="0.297cm" draw:transform="rotate (-2.72306269896104) translate (7.54510401510083cm 1.59977090983678cm)" svg:viewBox="0 0 879 298" svg:d="m0-8773 390 15 445-200 44-98">
          <text:p/>
        </draw:path>
        <draw:path draw:style-name="gr3" draw:text-style-name="P1" draw:layer="layout" svg:width="0.985cm" svg:height="0.216cm" draw:transform="rotate (2.81888127489551) translate (7.49637476518836cm 2.51084097240152cm)" svg:viewBox="0 0 986 217" svg:d="m0 4 378-12 425 126 183 92">
          <text:p/>
        </draw:path>
        <draw:connector draw:style-name="gr2" draw:text-style-name="P1" draw:layer="layout" svg:x1="13.5cm" svg:y1="2cm" svg:x2="10.5cm" svg:y2="2cm" draw:start-shape="id4" draw:start-glue-point="3" draw:end-shape="id3" draw:end-glue-point="1" svg:d="m13500 2000h-3000">
          <text:p/>
        </draw:connector>
        <draw:path draw:style-name="gr3" draw:text-style-name="P1" draw:layer="layout" svg:width="0.921cm" svg:height="0.087cm" draw:transform="rotate (-0.912283600017264) translate (10.6358586351114cm 1.22787570124469cm)" svg:viewBox="0 0 922 88" svg:d="m0-15256 442 23 480-88v0">
          <text:p/>
        </draw:path>
        <draw:path draw:style-name="gr3" draw:text-style-name="P1" draw:layer="layout" svg:width="1.156cm" svg:height="0.121cm" draw:transform="rotate (0.585907029894386) translate (10.4902958766055cm 2.59655640665978cm)" svg:viewBox="0 0 1157 122" svg:d="m0 16031 422 20 443-12 292-111">
          <text:p/>
        </draw:path>
        <draw:connector draw:style-name="gr2" draw:text-style-name="P1" draw:layer="layout" svg:x1="15.25cm" svg:y1="3cm" svg:x2="15.25cm" svg:y2="5cm" draw:start-shape="id4" draw:start-glue-point="2" draw:end-shape="id5" draw:end-glue-point="0" svg:d="m15250 3000v2000">
          <text:p/>
        </draw:connector>
        <draw:path draw:style-name="gr3" draw:text-style-name="P1" draw:layer="layout" svg:width="0.975cm" svg:height="0.04cm" draw:transform="rotate (2.16019401519297) translate (15.332cm 3.697cm)" svg:viewBox="0 0 976 41" svg:d="m0 21380 453 41 441-9 82 10">
          <text:p/>
        </draw:path>
        <draw:path draw:style-name="gr3" draw:text-style-name="P1" draw:layer="layout" svg:width="1.076cm" svg:height="0.101cm" draw:transform="rotate (0.783827367070505) translate (15.295cm 3.624cm)" svg:viewBox="0 0 1077 102" svg:d="m0 26730 513 50 462 51 102-52">
          <text:p/>
        </draw:path>
        <draw:connector draw:style-name="gr2" draw:text-style-name="P1" draw:layer="layout" svg:x1="4.5cm" svg:y1="6cm" svg:x2="13.5cm" svg:y2="6cm" draw:start-shape="id2" draw:start-glue-point="1" draw:end-shape="id5" draw:end-glue-point="3" svg:d="m4500 6000h9000">
          <text:p/>
        </draw:connector>
        <draw:path draw:style-name="gr3" draw:text-style-name="P1" draw:layer="layout" svg:width="1.153cm" svg:height="0.23cm" draw:transform="rotate (0.7853981633973) translate (12.613cm 6.053cm)" svg:viewBox="0 0 1154 231" svg:d="m0 26398h513l384 128 257 102">
          <text:p/>
        </draw:path>
        <draw:path draw:style-name="gr3" draw:text-style-name="P1" draw:layer="layout" svg:width="1.085cm" svg:height="0.394cm" draw:transform="rotate (-0.910887336615669) translate (12.9620936841871cm 5.73782806739573cm)" svg:viewBox="0 0 1086 395" svg:d="m0-13051 515-13 337-197 234-185">
          <text:p/>
        </draw:path>
        <draw:path draw:style-name="gr3" draw:text-style-name="P1" draw:layer="layout" svg:width="1.323cm" svg:height="0.317cm" draw:transform="rotate (-0.7271041663807) translate (4.70512440226268cm 5.16382979147407cm)" svg:viewBox="0 0 1324 318" svg:d="m0 1777c407 15 845-54 1174-316l150 60">
          <text:p/>
        </draw:path>
        <draw:path draw:style-name="gr3" draw:text-style-name="P1" draw:layer="layout" svg:width="1.484cm" svg:height="0.255cm" draw:transform="rotate (0.109955742875622) translate (4.35994077093571cm 6.17895845600746cm)" svg:viewBox="0 0 1485 256" svg:d="m0 13478c388 5 776 18 1165 19l320-257">
          <text:p/>
        </draw:path>
        <draw:path draw:style-name="gr3" draw:text-style-name="P1" draw:layer="layout" svg:width="4.397cm" svg:height="7.946cm" draw:transform="skewX (5.32888159901045E-017) rotate (-1.06395271201554) translate (11.4569323297581cm -0.873430301481198cm)" svg:viewBox="0 0 4398 7947" svg:d="m0-12959c474 106 919-156 1373-233 446-76 795-367 1083-683 258-281 584-496 737-877 136-339 282-661 368-1039 84-367 377-669 419-1053 45-412 72-826 70-1245-2-412 145-814 183-1225 39-417 187-819 151-1243l14-324">
          <text:p/>
        </draw:path>
        <draw:path draw:style-name="gr3" draw:text-style-name="P1" draw:layer="layout" svg:width="1.287cm" svg:height="0.22cm" draw:transform="rotate (1.15226637216644) translate (12.867cm 3.37cm)" svg:viewBox="0 0 1288 221" svg:d="m0 26252c436 15 886 24 1288 221v0">
          <text:p/>
        </draw:path>
        <draw:frame draw:style-name="gr4" draw:layer="layout" svg:width="7.999cm" svg:height="4.999cm" svg:x="6.511cm" svg:y="2.737cm">
          <draw:text-box>
            <text:p/>
          </draw:text-box>
        </draw:frame>
        <draw:path draw:style-name="gr3" draw:text-style-name="P1" draw:layer="layout" svg:width="1.086cm" svg:height="0.487cm" svg:x="12.94cm" svg:y="2.827cm" svg:viewBox="0 0 1087 488" svg:d="m0 471c386 78 740-127 1087-254v-217">
          <text:p/>
        </draw:path>
      </draw:page>
      <draw:page draw:name="page3" draw:style-name="dp1" draw:master-page-name="Standard">
        <draw:custom-shape draw:style-name="gr1" draw:text-style-name="P1" draw:id="id6" draw:layer="layout" svg:width="3.5cm" svg:height="2cm" svg:x="1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.5cm" svg:height="2cm" svg:x="1cm" svg:y="5cm"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cm" svg:height="2cm" svg:x="7.5cm" svg:y="1cm">
          <text:p text:style-name="P1">Post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5cm" svg:height="2cm" svg:x="13.5cm" svg:y="1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5cm" svg:height="2cm" svg:x="13.5cm" svg:y="5cm">
          <text:p text:style-name="P1">Catego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75cm" svg:y1="3cm" svg:x2="2.75cm" svg:y2="5cm" draw:start-shape="id6" draw:start-glue-point="2" draw:end-shape="id7" draw:end-glue-point="0" svg:d="m2750 3000v2000">
          <text:p/>
        </draw:connector>
        <draw:path draw:style-name="gr3" draw:text-style-name="P1" draw:layer="layout" svg:width="1.215cm" svg:height="0.322cm" draw:transform="rotate (-1.10706234453979) translate (2.28309357277453cm 2.93542199982337cm)" svg:viewBox="0 0 1216 323" svg:d="m0-1135 422-31 453-98 341-194">
          <text:p/>
        </draw:path>
        <draw:path draw:style-name="gr3" draw:text-style-name="P1" draw:layer="layout" svg:width="1.268cm" svg:height="0.491cm" draw:transform="rotate (-1.93033415270536) translate (3.589cm 3.008cm)" svg:viewBox="0 0 1269 492" svg:d="m0-8836c417 40 890 65 1196 403l73 89">
          <text:p/>
        </draw:path>
        <draw:connector draw:style-name="gr2" draw:text-style-name="P1" draw:layer="layout" svg:x1="4.5cm" svg:y1="2cm" svg:x2="7.5cm" svg:y2="2cm" draw:start-shape="id6" draw:start-glue-point="1" draw:end-shape="id8" draw:end-glue-point="3" svg:d="m4500 2000h3000">
          <text:p/>
        </draw:connector>
        <draw:path draw:style-name="gr3" draw:text-style-name="P1" draw:layer="layout" svg:width="0.878cm" svg:height="0.297cm" draw:transform="rotate (-2.72306269896104) translate (7.54510401510083cm 1.59977090983678cm)" svg:viewBox="0 0 879 298" svg:d="m0-8773 390 15 445-200 44-98">
          <text:p/>
        </draw:path>
        <draw:path draw:style-name="gr3" draw:text-style-name="P1" draw:layer="layout" svg:width="0.985cm" svg:height="0.216cm" draw:transform="rotate (2.81888127489551) translate (7.49637476518836cm 2.51084097240152cm)" svg:viewBox="0 0 986 217" svg:d="m0 4 378-12 425 126 183 92">
          <text:p/>
        </draw:path>
        <draw:connector draw:style-name="gr2" draw:text-style-name="P1" draw:layer="layout" svg:x1="13.5cm" svg:y1="2cm" svg:x2="10.5cm" svg:y2="2cm" draw:start-shape="id9" draw:start-glue-point="3" draw:end-shape="id8" draw:end-glue-point="1" svg:d="m13500 2000h-3000">
          <text:p/>
        </draw:connector>
        <draw:path draw:style-name="gr3" draw:text-style-name="P1" draw:layer="layout" svg:width="0.921cm" svg:height="0.087cm" draw:transform="rotate (-0.912283600017264) translate (10.6358586351114cm 1.22787570124469cm)" svg:viewBox="0 0 922 88" svg:d="m0-15256 442 23 480-88v0">
          <text:p/>
        </draw:path>
        <draw:path draw:style-name="gr3" draw:text-style-name="P1" draw:layer="layout" svg:width="1.156cm" svg:height="0.121cm" draw:transform="rotate (0.585907029894386) translate (10.4902958766055cm 2.59655640665978cm)" svg:viewBox="0 0 1157 122" svg:d="m0 16031 422 20 443-12 292-111">
          <text:p/>
        </draw:path>
        <draw:connector draw:style-name="gr2" draw:text-style-name="P1" draw:layer="layout" svg:x1="15.25cm" svg:y1="3cm" svg:x2="15.25cm" svg:y2="5cm" draw:start-shape="id9" draw:start-glue-point="2" draw:end-shape="id10" draw:end-glue-point="0" svg:d="m15250 3000v2000">
          <text:p/>
        </draw:connector>
        <draw:path draw:style-name="gr3" draw:text-style-name="P1" draw:layer="layout" svg:width="0.975cm" svg:height="0.04cm" draw:transform="rotate (2.16019401519297) translate (15.332cm 3.697cm)" svg:viewBox="0 0 976 41" svg:d="m0 21380 453 41 441-9 82 10">
          <text:p/>
        </draw:path>
        <draw:path draw:style-name="gr3" draw:text-style-name="P1" draw:layer="layout" svg:width="1.076cm" svg:height="0.101cm" draw:transform="rotate (0.783827367070505) translate (15.295cm 3.624cm)" svg:viewBox="0 0 1077 102" svg:d="m0 26730 513 50 462 51 102-52">
          <text:p/>
        </draw:path>
        <draw:path draw:style-name="gr3" draw:text-style-name="P1" draw:layer="layout" svg:width="1.153cm" svg:height="0.23cm" draw:transform="rotate (0.7853981633973) translate (6.021cm 6cm)" svg:viewBox="0 0 1154 231" svg:d="m0 17000h513l384 128 257 103">
          <text:p/>
        </draw:path>
        <draw:custom-shape draw:style-name="gr1" draw:text-style-name="P1" draw:id="id11" draw:layer="layout" svg:width="4cm" svg:height="2cm" svg:x="7cm" svg:y="5cm">
          <text:p text:style-name="P1">Permiss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5cm" svg:y1="6cm" svg:x2="7cm" svg:y2="6cm" draw:start-shape="id7" draw:end-shape="id11" draw:end-glue-point="3" svg:d="m4500 6000h2500">
          <text:p/>
        </draw:connector>
        <draw:connector draw:style-name="gr2" draw:text-style-name="P1" draw:layer="layout" svg:x1="13.5cm" svg:y1="6cm" svg:x2="11cm" svg:y2="6cm" draw:start-shape="id10" draw:end-shape="id11" draw:end-glue-point="1" svg:d="m13500 6000h-2500">
          <text:p/>
        </draw:connector>
        <draw:path draw:style-name="gr3" draw:text-style-name="P1" draw:layer="layout" svg:width="1.152cm" svg:height="0.23cm" draw:transform="rotate (-0.7853981633973) translate (6.21649999999869cm 5.78050000000087cm)" svg:viewBox="0 0 1153 231" svg:d="m0-385 487-27 410-101 256-104">
          <text:p/>
        </draw:path>
        <draw:path draw:style-name="gr3" draw:text-style-name="P1" draw:layer="layout" svg:width="1.064cm" svg:height="0.216cm" draw:transform="rotate (2.2979004931753) translate (11.6181859277278cm 6.08796856159909cm)" svg:viewBox="0 0 1065 217" svg:d="m0 9483 487-3 350-175 228-39">
          <text:p/>
        </draw:path>
        <draw:path draw:style-name="gr3" draw:text-style-name="P1" draw:layer="layout" svg:width="0.975cm" svg:height="0.16cm" draw:transform="rotate (0.659908990178931) translate (10.91cm 6.451cm)" svg:viewBox="0 0 976 161" svg:d="m0 23570 470 45 375 107 131 9">
          <text:p/>
        </draw:path>
        <draw:path draw:style-name="gr3" draw:text-style-name="P1" draw:layer="layout" svg:width="8.727cm" svg:height="2.301cm" draw:transform="rotate (-0.249756615960341) translate (5.09867332767147cm 0.814682406456979cm)" svg:viewBox="0 0 8728 2302" svg:d="m0 1209c395 167 812 127 1232 135 404 9 805-55 1212-84 427-31 807 93 1223 100 422 6 807-159 1211-235 381-72 730-259 1018-559 264-274 671-370 964-619 288-246 671-297 1008-445l352-90 315-230 193-124">
          <text:p/>
        </draw:path>
        <draw:path draw:style-name="gr3" draw:text-style-name="P1" draw:layer="layout" svg:width="1.242cm" svg:height="0.201cm" draw:transform="rotate (-2.47976380123308) translate (13.5936504944795cm 2.5340345069397cm)" svg:viewBox="0 0 1243 202" svg:d="m0-20526 442 22 508-63 293-139">
          <text:p/>
        </draw:path>
        <draw:path draw:style-name="gr3" draw:text-style-name="P1" draw:layer="layout" svg:width="0.722cm" svg:height="1.527cm" draw:transform="rotate (-1.2508774749041) translate (14.1980102261203cm 2.79718362693491cm)" svg:viewBox="0 0 723 1528" svg:d="m0-23718c400 205 806-263 709-642l-161-436-287-286-115-11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stor </meta:initial-creator>
    <meta:creation-date>2011-01-20T09:31:59</meta:creation-date>
    <dc:date>2011-01-20T10:22:12</dc:date>
    <dc:creator>Mastor </dc:creator>
    <meta:editing-duration>PT00H04M21S</meta:editing-duration>
    <meta:editing-cycles>1</meta:editing-cycles>
    <meta:document-statistic meta:object-count="65"/>
    <meta:generator>OpenOffice.org/3.2$Unix OpenOffice.org_project/320m19$Build-9505</meta:generator>
  </office:meta>
</office:document-meta>
</file>